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162B9ACC73C25ECC828.png" manifest:media-type="image/png"/>
  <manifest:file-entry manifest:full-path="Pictures/10000C8700005706000024966A1C6DB3DEA586CF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padding="0.049cm" fo:border="none"/>
      <style:text-properties officeooo:rsid="0008ca7d" officeooo:paragraph-rsid="0008ca7d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P4" style:family="paragraph" style:parent-style-name="Standard">
      <style:paragraph-properties fo:padding="0.049cm" fo:border="none"/>
      <style:text-properties officeooo:rsid="0008ca7d" officeooo:paragraph-rsid="0008ca7d"/>
    </style:style>
    <style:style style:name="P5" style:family="paragraph" style:parent-style-name="Standard">
      <style:paragraph-properties fo:padding="0.049cm" fo:border="none">
        <style:tab-stops>
          <style:tab-stop style:position="1.496cm"/>
          <style:tab-stop style:position="1.998cm"/>
        </style:tab-stops>
      </style:paragraph-properties>
      <style:text-properties style:font-name="Liberation Sans" officeooo:rsid="001f7e37" officeooo:paragraph-rsid="001f7e37"/>
    </style:style>
    <style:style style:name="P6" style:family="paragraph" style:parent-style-name="Standard">
      <style:paragraph-properties fo:padding="0.049cm" fo:border="none"/>
      <style:text-properties officeooo:paragraph-rsid="001f7e37"/>
    </style:style>
    <style:style style:name="P7" style:family="paragraph" style:parent-style-name="Standard">
      <style:paragraph-properties fo:padding="0.049cm" fo:border-left="none" fo:border-right="none" fo:border-top="0.06pt solid #000000" fo:border-bottom="none"/>
      <style:text-properties officeooo:rsid="0008ca7d" officeooo:paragraph-rsid="0008ca7d"/>
    </style:style>
    <style:style style:name="T1" style:family="text">
      <style:text-properties officeooo:rsid="0022e87f"/>
    </style:style>
    <style:style style:name="T2" style:family="text">
      <style:text-properties style:font-name="Liberation Sans" fo:font-weight="bold" officeooo:rsid="001f7e37" style:font-weight-asian="bold" style:font-weight-complex="bold"/>
    </style:style>
    <style:style style:name="T3" style:family="text">
      <style:text-properties style:font-name="Liberation Sans" fo:font-weight="bold" officeooo:rsid="0022e8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Explications 01</text:span><text:span text:style-name="T3">B</text:span></text:p>
      <text:p text:style-name="P5">Date<text:tab/>:<text:tab/>2021/07/30</text:p>
      <text:p text:style-name="P5">NOM<text:tab/>:<text:tab/></text:p>
      <text:p text:style-name="P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355cm" svg:y="-1.476cm" svg:width="6.387cm" svg:height="2.686cm" draw:z-index="0"><draw:image xlink:href="Pictures/10000C8700005706000024966A1C6DB3DEA586CF.svg" xlink:type="simple" xlink:show="embed" xlink:actuate="onLoad" loext:mime-type="image/svg+xml"/><draw:image xlink:href="Pictures/100002010000034A00000162B9ACC73C25ECC828.png" xlink:type="simple" xlink:show="embed" xlink:actuate="onLoad" loext:mime-type="image/png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3:49:47.454012569</meta:creation-date>
    <dc:date>2021-07-29T21:32:59.614048388</dc:date>
    <meta:editing-duration>PT4H40M28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1" meta:paragraph-count="4" meta:word-count="8" meta:character-count="42" meta:non-whitespace-character-count="37"/>
  </office:meta>
</office:document-meta>
</file>